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line-height="115%"/>
      <style:text-properties style:font-name="arial" fo:font-size="11pt" officeooo:rsid="0015f143" officeooo:paragraph-rsid="0022caf5" style:font-size-asian="9.60000038146973pt" style:font-size-complex="11pt"/>
    </style:style>
    <style:style style:name="P2" style:family="paragraph" style:parent-style-name="Standard">
      <style:paragraph-properties fo:line-height="115%"/>
      <style:text-properties style:font-name="arial" fo:font-size="11pt" fo:font-style="italic" fo:font-weight="bold" officeooo:rsid="0015f143" officeooo:paragraph-rsid="0022fa49" style:font-size-asian="9.60000038146973pt" style:font-style-asian="italic" style:font-weight-asian="bold" style:font-size-complex="11pt" style:font-style-complex="italic" style:font-weight-complex="bold"/>
    </style:style>
    <style:style style:name="P3" style:family="paragraph" style:parent-style-name="Standard">
      <style:paragraph-properties fo:line-height="115%"/>
      <style:text-properties style:font-name="arial" fo:font-size="11pt" fo:font-style="italic" fo:font-weight="bold" officeooo:rsid="0015f143" officeooo:paragraph-rsid="002c2ca4" style:font-size-asian="9.60000038146973pt" style:font-style-asian="italic" style:font-weight-asian="bold" style:font-size-complex="11pt" style:font-style-complex="italic" style:font-weight-complex="bold"/>
    </style:style>
    <style:style style:name="P4" style:family="paragraph" style:parent-style-name="Standard">
      <style:paragraph-properties fo:line-height="115%"/>
      <style:text-properties style:font-name="arial" fo:font-size="11pt" fo:font-style="italic" fo:font-weight="bold" officeooo:rsid="0022fa49" officeooo:paragraph-rsid="0022fa49" style:font-size-asian="9.60000038146973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paragraph-properties fo:line-height="115%"/>
      <style:text-properties style:font-name="arial" fo:font-size="11pt" fo:font-style="italic" fo:font-weight="bold" officeooo:rsid="002471a7" officeooo:paragraph-rsid="002471a7" style:font-size-asian="9.60000038146973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line-height="115%"/>
      <style:text-properties style:font-name="arial" fo:font-size="11pt" fo:font-style="italic" fo:font-weight="bold" officeooo:rsid="0015f143" officeooo:paragraph-rsid="002c2ca4" style:font-size-asian="9.60000038146973pt" style:font-style-asian="italic" style:font-weight-asian="bold" style:font-size-complex="11pt" style:font-style-complex="italic" style:font-weight-complex="bold"/>
    </style:style>
    <style:style style:name="P7" style:family="paragraph" style:parent-style-name="Standard">
      <style:paragraph-properties fo:line-height="115%"/>
      <style:text-properties style:font-name="arial" fo:font-size="11pt" fo:font-style="italic" fo:font-weight="bold" officeooo:rsid="0015f143" officeooo:paragraph-rsid="003435d6" style:font-size-asian="9.60000038146973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style:paragraph-properties fo:line-height="115%"/>
      <style:text-properties style:font-name="arial" fo:font-size="11pt" fo:font-style="italic" fo:font-weight="bold" officeooo:rsid="0015f143" officeooo:paragraph-rsid="0038934a" style:font-size-asian="9.60000038146973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line-height="115%"/>
      <style:text-properties style:font-name="arial" fo:font-size="11pt" fo:font-style="italic" fo:font-weight="bold" officeooo:rsid="002cffe1" officeooo:paragraph-rsid="002cffe1" style:font-size-asian="9.60000038146973pt" style:font-style-asian="italic" style:font-weight-asian="bold" style:font-size-complex="11pt" style:font-style-complex="italic" style:font-weight-complex="bold"/>
    </style:style>
    <style:style style:name="P10" style:family="paragraph" style:parent-style-name="Standard">
      <style:paragraph-properties fo:line-height="115%"/>
      <style:text-properties style:font-name="arial" fo:font-size="11pt" fo:font-style="italic" fo:font-weight="bold" officeooo:rsid="0030f3c9" officeooo:paragraph-rsid="0030f3c9" style:font-size-asian="9.60000038146973pt" style:font-style-asian="italic" style:font-weight-asian="bold" style:font-size-complex="11pt" style:font-style-complex="italic" style:font-weight-complex="bold"/>
    </style:style>
    <style:style style:name="P11" style:family="paragraph" style:parent-style-name="Standard">
      <style:paragraph-properties fo:line-height="115%"/>
      <style:text-properties style:font-name="arial" fo:font-size="11pt" fo:font-style="italic" fo:font-weight="bold" officeooo:rsid="003e4f83" officeooo:paragraph-rsid="003e4f83" style:font-size-asian="9.60000038146973pt" style:font-style-asian="italic" style:font-weight-asian="bold" style:font-size-complex="11pt" style:font-style-complex="italic" style:font-weight-complex="bold"/>
    </style:style>
    <style:style style:name="P12" style:family="paragraph" style:parent-style-name="Standard">
      <style:paragraph-properties fo:line-height="115%"/>
      <style:text-properties style:font-name="arial" fo:font-size="11pt" fo:font-style="italic" fo:font-weight="bold" officeooo:rsid="003e4f83" officeooo:paragraph-rsid="004d115d" style:font-size-asian="9.60000038146973pt" style:font-style-asian="italic" style:font-weight-asian="bold" style:font-size-complex="11pt" style:font-style-complex="italic" style:font-weight-complex="bold"/>
    </style:style>
    <style:style style:name="P13" style:family="paragraph" style:parent-style-name="Standard">
      <style:paragraph-properties fo:line-height="115%"/>
      <style:text-properties style:font-name="arial" fo:font-size="11pt" fo:font-style="italic" fo:font-weight="bold" officeooo:rsid="003e4f83" officeooo:paragraph-rsid="0065738f" style:font-size-asian="9.60000038146973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paragraph-properties fo:line-height="115%"/>
      <style:text-properties style:font-name="arial" fo:font-size="11pt" fo:font-style="italic" fo:font-weight="bold" officeooo:rsid="0040417c" officeooo:paragraph-rsid="0040417c" style:font-size-asian="9.60000038146973pt" style:font-style-asian="italic" style:font-weight-asian="bold" style:font-size-complex="11pt" style:font-style-complex="italic" style:font-weight-complex="bold"/>
    </style:style>
    <style:style style:name="P15" style:family="paragraph" style:parent-style-name="Standard">
      <style:paragraph-properties fo:line-height="115%"/>
      <style:text-properties style:font-name="arial" fo:font-size="11pt" fo:font-style="italic" fo:font-weight="bold" officeooo:rsid="004d4201" officeooo:paragraph-rsid="004d4201" style:font-size-asian="9.60000038146973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paragraph-properties fo:line-height="115%"/>
      <style:text-properties style:font-name="arial" fo:font-size="11pt" fo:font-style="italic" fo:font-weight="bold" officeooo:rsid="004d4201" officeooo:paragraph-rsid="00666d3e" style:font-size-asian="9.60000038146973pt" style:font-style-asian="italic" style:font-weight-asian="bold" style:font-size-complex="11pt" style:font-style-complex="italic" style:font-weight-complex="bold"/>
    </style:style>
    <style:style style:name="P17" style:family="paragraph" style:parent-style-name="Standard">
      <style:paragraph-properties fo:line-height="115%"/>
      <style:text-properties style:font-name="arial" fo:font-size="11pt" fo:font-style="italic" fo:font-weight="bold" officeooo:rsid="004f718f" officeooo:paragraph-rsid="004f718f" style:font-size-asian="9.60000038146973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line-height="115%"/>
      <style:text-properties style:font-name="arial" fo:font-size="11pt" fo:font-style="italic" fo:font-weight="bold" officeooo:rsid="004f718f" officeooo:paragraph-rsid="0067dd30" style:font-size-asian="9.60000038146973pt" style:font-style-asian="italic" style:font-weight-asian="bold" style:font-size-complex="11pt" style:font-style-complex="italic" style:font-weight-complex="bold"/>
    </style:style>
    <style:style style:name="P19" style:family="paragraph" style:parent-style-name="Standard">
      <style:paragraph-properties fo:line-height="115%"/>
      <style:text-properties style:font-name="arial" fo:font-size="11pt" fo:font-style="italic" fo:font-weight="bold" officeooo:rsid="004f718f" officeooo:paragraph-rsid="006d9ffc" style:font-size-asian="9.60000038146973pt" style:font-style-asian="italic" style:font-weight-asian="bold" style:font-size-complex="11pt" style:font-style-complex="italic" style:font-weight-complex="bold"/>
    </style:style>
    <style:style style:name="P20" style:family="paragraph" style:parent-style-name="Standard">
      <style:paragraph-properties fo:line-height="115%"/>
      <style:text-properties style:font-name="arial" fo:font-size="11pt" fo:font-style="italic" fo:font-weight="bold" officeooo:rsid="004f718f" officeooo:paragraph-rsid="006fde65" style:font-size-asian="9.60000038146973pt" style:font-style-asian="italic" style:font-weight-asian="bold" style:font-size-complex="11pt" style:font-style-complex="italic" style:font-weight-complex="bold"/>
    </style:style>
    <style:style style:name="P21" style:family="paragraph" style:parent-style-name="Standard">
      <style:paragraph-properties fo:line-height="115%"/>
      <style:text-properties style:font-name="arial" fo:font-size="11pt" fo:font-style="italic" fo:font-weight="bold" officeooo:rsid="0063a803" officeooo:paragraph-rsid="0063a803" style:font-size-asian="9.60000038146973pt" style:font-style-asian="italic" style:font-weight-asian="bold" style:font-size-complex="11pt" style:font-style-complex="italic" style:font-weight-complex="bold"/>
    </style:style>
    <style:style style:name="P22" style:family="paragraph" style:parent-style-name="Standard">
      <style:paragraph-properties fo:line-height="115%"/>
      <style:text-properties style:font-name="arial" fo:font-size="11pt" fo:font-style="italic" fo:font-weight="bold" officeooo:rsid="0065738f" officeooo:paragraph-rsid="0065738f" style:font-size-asian="9.60000038146973pt" style:font-style-asian="italic" style:font-weight-asian="bold" style:font-size-complex="11pt" style:font-style-complex="italic" style:font-weight-complex="bold"/>
    </style:style>
    <style:style style:name="P23" style:family="paragraph" style:parent-style-name="Standard">
      <style:paragraph-properties fo:line-height="115%"/>
      <style:text-properties style:font-name="arial" fo:font-size="11pt" fo:font-style="italic" fo:font-weight="bold" officeooo:rsid="0077470d" officeooo:paragraph-rsid="0077470d" style:font-size-asian="9.60000038146973pt" style:font-style-asian="italic" style:font-weight-asian="bold" style:font-size-complex="11pt" style:font-style-complex="italic" style:font-weight-complex="bold"/>
    </style:style>
    <style:style style:name="P24" style:family="paragraph" style:parent-style-name="Standard">
      <style:paragraph-properties fo:line-height="115%"/>
      <style:text-properties style:font-name="arial" fo:font-size="11pt" fo:font-style="italic" fo:font-weight="bold" officeooo:rsid="00777ff5" officeooo:paragraph-rsid="00777ff5" style:font-size-asian="9.60000038146973pt" style:font-style-asian="italic" style:font-weight-asian="bold" style:font-size-complex="11pt" style:font-style-complex="italic" style:font-weight-complex="bold"/>
    </style:style>
    <style:style style:name="P25" style:family="paragraph" style:parent-style-name="Standard">
      <style:paragraph-properties fo:line-height="115%"/>
      <style:text-properties style:font-name="arial" fo:font-size="11pt" fo:font-style="italic" fo:font-weight="bold" officeooo:rsid="007875c6" officeooo:paragraph-rsid="007875c6" style:font-size-asian="9.60000038146973pt" style:font-style-asian="italic" style:font-weight-asian="bold" style:font-size-complex="11pt" style:font-style-complex="italic" style:font-weight-complex="bold"/>
    </style:style>
    <style:style style:name="P26" style:family="paragraph" style:parent-style-name="Standard">
      <style:paragraph-properties fo:line-height="115%"/>
      <style:text-properties style:font-name="arial" fo:font-size="11pt" officeooo:rsid="0015f143" officeooo:paragraph-rsid="0022caf5" style:font-size-asian="9.60000038146973pt" style:font-size-complex="11pt"/>
    </style:style>
    <style:style style:name="P27" style:family="paragraph" style:parent-style-name="Standard">
      <style:paragraph-properties fo:line-height="115%"/>
      <style:text-properties style:font-name="arial" fo:font-size="11pt" officeooo:rsid="004f718f" officeooo:paragraph-rsid="004f718f" style:font-size-asian="9.60000038146973pt" style:font-size-complex="11pt"/>
    </style:style>
    <style:style style:name="P28" style:family="paragraph" style:parent-style-name="Standard">
      <style:paragraph-properties fo:line-height="115%"/>
      <style:text-properties style:font-name="arial" fo:font-size="11pt" officeooo:rsid="004fd719" officeooo:paragraph-rsid="004fd719" style:font-size-asian="9.60000038146973pt" style:font-size-complex="11pt"/>
    </style:style>
    <style:style style:name="P29" style:family="paragraph" style:parent-style-name="Standard">
      <style:paragraph-properties fo:line-height="115%"/>
      <style:text-properties style:font-name="arial" fo:font-size="11pt" officeooo:rsid="005ae531" officeooo:paragraph-rsid="005ae531" style:font-size-asian="9.60000038146973pt" style:font-size-complex="11pt"/>
    </style:style>
    <style:style style:name="T1" style:family="text">
      <style:text-properties officeooo:rsid="0016e94d"/>
    </style:style>
    <style:style style:name="T2" style:family="text">
      <style:text-properties officeooo:rsid="001c2637"/>
    </style:style>
    <style:style style:name="T3" style:family="text">
      <style:text-properties officeooo:rsid="001c8f2b"/>
    </style:style>
    <style:style style:name="T4" style:family="text">
      <style:text-properties officeooo:rsid="001ca415"/>
    </style:style>
    <style:style style:name="T5" style:family="text">
      <style:text-properties officeooo:rsid="001ea252"/>
    </style:style>
    <style:style style:name="T6" style:family="text">
      <style:text-properties officeooo:rsid="001f123f"/>
    </style:style>
    <style:style style:name="T7" style:family="text">
      <style:text-properties officeooo:rsid="001f3a4c"/>
    </style:style>
    <style:style style:name="T8" style:family="text">
      <style:text-properties officeooo:rsid="0021a094"/>
    </style:style>
    <style:style style:name="T9" style:family="text">
      <style:text-properties officeooo:rsid="0022fa49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2fa49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2fa49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3564a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471a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535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8dd0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b282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d4d17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e4c4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e6bb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ea47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2458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4a2a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27a4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62b29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8934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90bc9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ad2a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21ea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382f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50ee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6fa98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8eab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a498c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a7c78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628d0f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373ca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5738f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666d3e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67cf5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67dd3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67fdd2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69bf32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6a857d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6b5d98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6d9ffc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6fde65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71b394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7303c6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74478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75c1d9" style:font-style-asian="normal" style:font-weight-asian="normal" style:font-style-complex="normal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2b2822" style:font-weight-asian="normal" style:font-weight-complex="normal"/>
    </style:style>
    <style:style style:name="T55" style:family="text">
      <style:text-properties fo:font-weight="normal" officeooo:rsid="006373ca" style:font-weight-asian="normal" style:font-weight-complex="normal"/>
    </style:style>
    <style:style style:name="T56" style:family="text">
      <style:text-properties fo:font-weight="normal" officeooo:rsid="006ed02d" style:font-weight-asian="normal" style:font-weight-complex="normal"/>
    </style:style>
    <style:style style:name="T57" style:family="text">
      <style:text-properties fo:font-weight="normal" officeooo:rsid="006f5d53" style:font-weight-asian="normal" style:font-weight-complex="normal"/>
    </style:style>
    <style:style style:name="T58" style:family="text">
      <style:text-properties officeooo:rsid="0050db60"/>
    </style:style>
    <style:style style:name="T59" style:family="text">
      <style:text-properties officeooo:rsid="0052952e"/>
    </style:style>
    <style:style style:name="T60" style:family="text">
      <style:text-properties officeooo:rsid="0052af7c"/>
    </style:style>
    <style:style style:name="T61" style:family="text">
      <style:text-properties officeooo:rsid="00534ba0"/>
    </style:style>
    <style:style style:name="T62" style:family="text">
      <style:text-properties officeooo:rsid="00534bde"/>
    </style:style>
    <style:style style:name="T63" style:family="text">
      <style:text-properties officeooo:rsid="00550678"/>
    </style:style>
    <style:style style:name="T64" style:family="text">
      <style:text-properties officeooo:rsid="00588918"/>
    </style:style>
    <style:style style:name="T65" style:family="text">
      <style:text-properties officeooo:rsid="0059ce7b"/>
    </style:style>
    <style:style style:name="T66" style:family="text">
      <style:text-properties officeooo:rsid="005c92f8"/>
    </style:style>
    <style:style style:name="T67" style:family="text">
      <style:text-properties officeooo:rsid="005d7383"/>
    </style:style>
    <style:style style:name="T68" style:family="text">
      <style:text-properties officeooo:rsid="005e38d3"/>
    </style:style>
    <style:style style:name="T69" style:family="text">
      <style:text-properties officeooo:rsid="005ea39a"/>
    </style:style>
    <style:style style:name="T70" style:family="text">
      <style:text-properties officeooo:rsid="00606a79"/>
    </style:style>
    <style:style style:name="T71" style:family="text">
      <style:text-properties officeooo:rsid="0060f2ae"/>
    </style:style>
    <style:style style:name="T72" style:family="text">
      <style:text-properties officeooo:rsid="00612cc4"/>
    </style:style>
    <style:style style:name="T73" style:family="text">
      <style:text-properties fo:font-style="italic" fo:font-weight="normal" officeooo:rsid="006f5d53" style:font-style-asian="italic" style:font-weight-asian="normal" style:font-style-complex="italic" style:font-weight-complex="normal"/>
    </style:style>
    <style:style style:name="T74" style:family="text">
      <style:text-properties officeooo:rsid="006d9ffc"/>
    </style:style>
    <style:style style:name="T75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rumentation<text:span text:style-name="T10">:</text:span></text:p>
      <text:p text:style-name="P1"/>
      <text:p text:style-name="P1"><text:span text:style-name="T5">While specific </text:span><text:span text:style-name="T6">i</text:span>nstruments and their controlling software <text:span text:style-name="T5">vary</text:span>, microscopes used for single-molecule imaging have v<text:span text:style-name="T3">e</text:span>ry simple configurations compared to setups intended for emission-depletion (STED) and structured illumination (SIM). <text:s/><text:span text:style-name="T1">A wide-field stand with either TIRF or near-TIRF (highly-inclined illumination, HILO) </text:span><text:span text:style-name="T4">capability</text:span><text:span text:style-name="T1">, </text:span><text:span text:style-name="T2">high quality optics (objective, filters, and other lenses), and a sensitive camera (either an EMCCD or sCMOS) for detection is all that is required. <text:s/></text:span><text:span text:style-name="T7">Typical laser-lines (and the ones used for our experiments) are 405, 488, 561, and 642. <text:s/>For live-cell imaging, the power requirements are not as high as for the ground-state depletion needed for dSTORM. <text:s/>It is likely however, that the blue (488), yellow (561), and red (642) lasers will be in the range of 500mW to enable STORM imaging. <text:s/>The violet (405) does not need have the same high-power, as it is used to drive ground-state return in STORM and photo-activation/photo-conversion in PALM. <text:s/></text:span><text:span text:style-name="T8">There will also likely be some mechanism for z stabilization, such as Nikon’s Perfect Focus. <text:s/>Care needs to be taken to control for drift in X, Y, and Z. <text:s/>For longer-term imaging, fiducial fluorescent beads or other methods can be used for post-hoc drift correction.</text:span></text:p>
      <text:p text:style-name="P1"/>
      <text:p text:style-name="P27">Single-molecule time-lapse imaging:</text:p>
      <text:p text:style-name="P27"/>
      <text:p text:style-name="P28">Depending upon the labeling method and probes used, the spectral channel and excitation line(s) will vary. <text:s/><text:span text:style-name="T58">The temporal sampling rate (frame interval) is a very important parameter to consider </text:span><text:span text:style-name="T59">and must be balanced with the signal-to-noise of the single-molecule images. <text:s/></text:span><text:span text:style-name="T60">Faster moving molecules will require faster frame-rates (50 </text:span><text:span text:style-name="T65">H</text:span><text:span text:style-name="T60">ertz – 50 frames per second is a good target rate) </text:span><text:span text:style-name="T61">in order to adequately capture temporal behavior/diffusion states. <text:s/>However, precise localization of molecules (discussed further in the processing section), relies upon high signal (photo counts) per frame from individual fluorescent probes. <text:s/>This scales inversely with the frame-rate; dimmer probes will require longer integration times (exposure times) per frame. <text:s/></text:span><text:span text:style-name="T62">Trans-membrane proteins and even peripherally membrane associated proteins will have slower mobilities, so </text:span><text:span text:style-name="T63">frame-rates of 20 </text:span><text:span text:style-name="T65">H</text:span><text:span text:style-name="T63">ertz may be sufficient to capture the dynamic properties of these protein types. <text:s/></text:span><text:span text:style-name="T64">Additionally, because of read-out rates, which describes the process of transferring data from the camera to the computer, larger image sizes (e.g. 512 pixels x 512 pixels) will have frame-rate limits because the time required to read out data scales with the number of pixels in the image. <text:s/>This is especially a issue with EMCCDs with have a slower transfer-rate than sCMOS cameras that can read-out large number of pixels at a fast rate (check your camera type and parameters to determine how this technical element will affect your acquisition speed). <text:s/></text:span></text:p>
      <text:p text:style-name="P28"/>
      <text:p text:style-name="P29">The density of single-molecule images (events) per frame is another important element when determining the imaging parameters of the raw time-lapse. <text:s/><text:span text:style-name="T66">In all single-molecule localization based super-resolution methods, overlapping point-spread-functions (PSFs) from dense events greatly confound the fitting step that identifies the coordinates of the source molecule. <text:s/>In tracking experiments, the </text:span><text:span text:style-name="T67">sparsity requirement is even more rigorous. <text:s/></text:span><text:span text:style-name="T69">Linking methods</text:span><text:span text:style-name="T68"> need to evaluate localizations in sequential frames to determine </text:span><text:span text:style-name="T70">if events across frames are from the same source molecule, and thus should be linked as part of a trajectory, or </text:span><text:span text:style-name="T71">are the result of a new molecule becoming detectable. <text:s/></text:span><text:span text:style-name="T72">Denser datasets make this process more difficult. <text:s/></text:span></text:p>
      <text:p text:style-name="P1"/>
      <text:p text:style-name="P2"><text:span text:style-name="T8"><text:s/></text:span><text:span text:style-name="T9">Biological prep</text:span><text:span text:style-name="T11">:</text:span></text:p>
      <text:p text:style-name="P2"><text:span text:style-name="T13"/></text:p>
      <text:p text:style-name="P5"><text:span text:style-name="T14">P</text:span><text:span text:style-name="T12">re-labeling sample preparation will not be covered in detail here. <text:s/>Numerous protocols are available (perhaps even in some of the methodology from other projects in the course). <text:s/></text:span></text:p>
      <text:p text:style-name="P2"><text:span text:style-name="T14"/></text:p>
      <text:p text:style-name="P3"><text:span text:style-name="T14">Typically single-molecule imaging experiments are done with primary, disassociated, cell cultures. <text:s/></text:span><text:span text:style-name="T15">It is more challenging to do this type of imaging in slice, however these type of studies are becoming more common. <text:s/></text:span><text:span text:style-name="T16">The experiments done during this course project used primary hippocampal cultures, harvested at E19 (P0 or P1 is also possible). <text:s/></text:span></text:p>
      <text:p text:style-name="P3"><text:span text:style-name="T16"/></text:p>
      <text:p text:style-name="P9"><text:soft-page-break/><text:span text:style-name="T16">I</text:span><text:span text:style-name="T12">n this project, we used a number of exogenously expressed constructs, consisting of protein of interested fused to a genetically encoded tag or fluorescent protein. <text:s/></text:span><text:span text:style-name="T19">These types of tools are commonly used, however, there are always caveats that must be evaluated whenever over-expressed constructs are used. <text:s/>With the advent of crisper-based methods that utilize endogenous transcriptional machinery </text:span><text:span text:style-name="T23">by integrating into the native locus </text:span><text:span text:style-name="T19">, some of these concerns can be mitigated, </text:span><text:span text:style-name="T20">however the introduction of a </text:span><text:span text:style-name="T21">tag may still impair normal function.</text:span><text:span text:style-name="T19"> </text:span></text:p>
      <text:p text:style-name="P3"><text:span text:style-name="T16"/></text:p>
      <text:p text:style-name="P8"><text:span text:style-name="T17">Transfections were performed between day-in-vitro (DIV) 14 and 16, imaging 1 to 3 days after. <text:s/></text:span><text:span text:style-name="T24">Lipofectamine 2000 was used at the transfection reagent, </text:span><text:span text:style-name="T26">using </text:span><text:span text:style-name="T24">approximately 1.5 ug of plasmid DNA plus 1 ul of Lipofectamine per well (18mm</text:span><text:span text:style-name="T25">), </text:span><text:span text:style-name="T26">with an incubation period of up to 90 minutes. <text:s/></text:span><text:span text:style-name="T27">Specific transfection parameters will almost always require some </text:span><text:span text:style-name="T18">empirical</text:span><text:span text:style-name="T27"> optimization and <text:s/></text:span><text:span text:style-name="T22">will </text:span><text:span text:style-name="T18">ultimately depend upon the biological question and the constructs </text:span><text:span text:style-name="T28">used. <text:s/></text:span><text:span text:style-name="T29">As a general rule of thumb, less is better: minimal amounts of DNA and transfection reagent with as short an incubation period as possible.</text:span></text:p>
      <text:p text:style-name="P7"><text:span text:style-name="T18"/></text:p>
      <text:p text:style-name="P10"><text:span text:style-name="T54">S</text:span><text:span text:style-name="T53">ingle-molecule imaging of a cytoplasmic protein tagged with a photo-convertible fluorescent protein:</text:span></text:p>
      <text:p text:style-name="P10"><text:span text:style-name="T12"/></text:p>
      <text:p text:style-name="P12"><text:span text:style-name="T12">Constructs:</text:span></text:p>
      <text:p text:style-name="P12"><text:span text:style-name="T12">AKAP</text:span><text:span text:style-name="T32">79</text:span><text:span text:style-name="T12">-mEos3.2</text:span></text:p>
      <text:p text:style-name="P12"><text:span text:style-name="T12">Gephyrin-Intrabody(FingR)-eGFP</text:span></text:p>
      <text:p text:style-name="P14"><text:span text:style-name="T12"/></text:p>
      <text:p text:style-name="P14"><text:span text:style-name="T12">For these imaging experiments, </text:span><text:span text:style-name="T30">they </text:span><text:span text:style-name="T31">mobility of </text:span><text:span text:style-name="T12">a cytoplasmic signaling scaffolding protein, A kinase anchoring protein 79 </text:span><text:span text:style-name="T32">(AKAP79) </text:span><text:span text:style-name="T33">is studied using single-molecule imaging of the red-state of a photo-convertible fluorescent protein mEos3.2. <text:s/></text:span><text:span text:style-name="T34">An additional marker, a Gephryin FingR construct, with a eGFP fusion, is used to mark the post-synaptic compartment of inhibitory synapses. <text:s/></text:span><text:span text:style-name="T35">Although, mEOS3.2 matures into a green-state, the intrinsic brightness of </text:span><text:span text:style-name="T36">eGFP is much higher than the brightness of the green-state of mEos3.2, allowing easy visualization of gephyrin puncta against the mostly uniform distribution of AKAP79.</text:span></text:p>
      <text:p text:style-name="P11"><text:span text:style-name="T12"/></text:p>
      <text:p text:style-name="P15"><text:span text:style-name="T12">Imaging process:</text:span></text:p>
      <text:p text:style-name="P15"><text:span text:style-name="T12"/></text:p>
      <text:p text:style-name="P17"><text:span text:style-name="T12">Expressing cells are found using lamp illumination (GFP filterset). <text:s/>A reference image is taken showing the distribution of mEOS, along with puncta marking synapses. <text:s/></text:span><text:span text:style-name="T37">The raw single-molecule time-series is acquired at a frame rate of ~20 Hertz (frame interval ~52 milliseconds) using 561 excitation. <text:s/>Low levels of 405 are used to drive photo-conversion of the mEos3.2 protein, care needs to be taken to balance the photo-conversion rate and the rate of photo-bleaching to retain the required sparsity of events. <text:s/>Because the goal is to be able to image longer trajectories, it is better to have a low photo-conversion rate, so that the excitation levels can be kept at a level that results in good photon yield, but at the same time, allows for probes to be detected for as many frames as possible before bleaching. <text:s/></text:span><text:span text:style-name="T38">Between 2000 and 5000 frames were collected per acquisition/sample. <text:s/></text:span></text:p>
      <text:p text:style-name="P17"><text:span text:style-name="T38"/></text:p>
      <text:p text:style-name="P21"><text:span text:style-name="T55">S</text:span><text:span text:style-name="T53">ingle-molecule imaging by sparse surface-labeling of receptor subunits (uPAINT)</text:span><text:span text:style-name="T12">:</text:span></text:p>
      <text:p text:style-name="P21"><text:span text:style-name="T12"/></text:p>
      <text:p text:style-name="P22"><text:span text:style-name="T12">Constructs:</text:span></text:p>
      <text:p text:style-name="P22"><text:span text:style-name="T12">SEP-gamma2 (GABAr subunit)</text:span></text:p>
      <text:p text:style-name="P13"><text:span text:style-name="T12">Gephyrin-Intrabody(FingR)-</text:span><text:span text:style-name="T39">mScarlet</text:span></text:p>
      <text:p text:style-name="P11"><text:span text:style-name="T12"/></text:p>
      <text:p text:style-name="P16"><text:span text:style-name="T12">Imaging process:</text:span></text:p>
      <text:p text:style-name="P16"><text:span text:style-name="T12"/></text:p>
      <text:p text:style-name="P18"><text:span text:style-name="T12">Expressing cells are found using lamp illumination (GFP filterset), </text:span><text:span text:style-name="T40">this allows the visualization of surface receptors, as SEP is a pH sensitive GFP variant </text:span><text:span text:style-name="T41">that is quenched in internal vesicles, but is able to fluoresce at the extra-cellular side of the cell membrane. <text:s/></text:span><text:span text:style-name="T42">Two reference images are taken, one in the 488 channel showing SEP distribution, the second in the 561 (red) channel showing post-synaptic puncta marked by mScarlet. <text:s/>We found that the mScarlet would quickly bleach (or possibly </text:span><text:soft-page-break/><text:span text:style-name="T42">transition to a dark-state), so we used the SEP channel to position the field of view and focal plane. <text:s/>A single snap acquisition was used to capture the mScarlet image. <text:s/></text:span></text:p>
      <text:p text:style-name="P18"><text:span text:style-name="T42"/></text:p>
      <text:p text:style-name="P19"><text:span text:style-name="T42">Once these reference images were taken, a anti-GFP short-chain antibody (nanobody) </text:span><text:span text:style-name="T45">conjugated to ATTO647N </text:span><text:span text:style-name="T42">was manually added to the imaging buffer at a concentration of 1:50,000 (this was empirically determined, but the range should fall between 1:50,000 and 1:150,000). <text:s/></text:span><text:span text:style-name="T43">Care must be taken to avoid disturbing the sample position during this process </text:span><text:span text:style-name="T44">(fiducials can be added to the sample to facilitate post-hoc alignment of reference images with single-molecule acquisition if the position has shifted slightly). <text:s/></text:span><text:span text:style-name="T45">Time-lapse imaging in the 642 channel should begin as soon as possible to avoid the accumulation of too many bound antibodies. <text:s/>In this imaging case, the balance is between the rate of nanobody binding and bleaching. <text:s/></text:span><text:span text:style-name="T46">The frame-rate for this imaging was 20 Hz with between 2000 and 5000 frames per acquisition.</text:span></text:p>
      <text:p text:style-name="P19"><text:span text:style-name="T46"/></text:p>
      <text:p text:style-name="P19"><text:span text:style-name="T74">Image processing and Analysis</text:span><text:span text:style-name="T47">:</text:span></text:p>
      <text:p text:style-name="P19"><text:span text:style-name="T47"/></text:p>
      <text:p text:style-name="P20"><text:span text:style-name="T56">Note: <text:s/>Code, guidance on processing and analysis, as well as this experimental protocol and list of references will appear on a GitHub repository set up for this course project. <text:s/></text:span><text:span text:style-name="T57">This repository will evolve as new methods come online.</text:span></text:p>
      <text:p text:style-name="P20"><text:span text:style-name="T73"/></text:p>
      <text:p text:style-name="P20"><text:span text:style-name="T48">There are many options for the processing and analysis of single-molecule data. <text:s/>My own personal philosophy is to avoid using “closed” commercial analysis pipelines</text:span><text:span text:style-name="T46">. <text:s/></text:span><text:span text:style-name="T48">There are a number of good open-source tools available as alternative. <text:s/>For our experiments, we used the </text:span><text:span text:style-name="T49">ImageJ pluging, ThunderSTORM for the single-molecule localization </text:span><text:span text:style-name="T50">step. <text:s/>Coordinate data was passed to a Matlab script which called C++ scripts (“Track and Trace”) for fast nearest-neighbor linking of molecules to form trajectories. <text:s/>Jump-distance and mean square displacement we calculated using portion</text:span><text:span text:style-name="T51">s</text:span><text:span text:style-name="T50"> of published Matlab </text:span><text:span text:style-name="T51">code</text:span><text:span text:style-name="T50"> (“Track It” and “MSD analyzer”). <text:s/></text:span><text:span text:style-name="T52">Links to this code and relevant references will be available on the GitHub repository. <text:s/></text:span></text:p>
      <text:p text:style-name="P20"><text:span text:style-name="T52"/></text:p>
      <text:p text:style-name="P23"><text:span text:style-name="T52">A</text:span><text:span text:style-name="T12">s noted, there are many options for different analysis pipelines. <text:s/>The “Track Mate” package of ImageJ macros is a good option for those who do not have access to Matlab. <text:s/>There are also a couple of Python processing analysis workflows that I will be testing in the future. <text:s/>Links to these scripts will also be made available on the GitHub repository.</text:span></text:p>
      <text:p text:style-name="P23"><text:span text:style-name="T12"/></text:p>
      <text:p text:style-name="P24"><text:span text:style-name="T18">G</text:span><text:span text:style-name="T12">itHub repository:</text:span></text:p>
      <text:p text:style-name="P3"><text:a xlink:type="simple" xlink:href="https://github.com/VVvanL/CajalCourse_2023/tree/main" text:style-name="Internet_20_link" text:visited-style-name="Visited_20_Internet_20_Link"><text:span text:style-name="T18">https://github.com/VVvanL/CajalCourse_2023/tree/main</text:span></text:a></text:p>
      <text:p text:style-name="P24"><text:span text:style-name="T18">E</text:span><text:span text:style-name="T12">mail:</text:span></text:p>
      <text:p text:style-name="P24"><text:a xlink:type="simple" xlink:href="mailto:kevin.crosby@cuanschutz.edu" text:style-name="Internet_20_link" text:visited-style-name="Visited_20_Internet_20_Link"><text:span text:style-name="T12">kevin.crosby@cuanschutz.edu</text:span></text:a></text:p>
      <text:p text:style-name="P24"><text:span text:style-name="T12"/></text:p>
      <text:p text:style-name="P25"><text:span text:style-name="T12">Note: As of December 10</text:span><text:span text:style-name="T75">th</text:span><text:span text:style-name="T12">, the GitHub repository an empty placeholder, however over the next couple of weeks, I will start adding links, code, and methods. <text:s/>Feel free to contact me with any questions regarding these techniques. 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1:59:51.860470872</meta:creation-date>
    <meta:generator>LibreOffice/7.6.3.2$Linux_X86_64 LibreOffice_project/60$Build-2</meta:generator>
    <dc:date>2023-12-10T15:26:40.321372082</dc:date>
    <meta:editing-duration>PT5H41M30S</meta:editing-duration>
    <meta:editing-cycles>100</meta:editing-cycles>
    <meta:document-statistic meta:table-count="0" meta:image-count="0" meta:object-count="0" meta:page-count="3" meta:paragraph-count="33" meta:word-count="1533" meta:character-count="10264" meta:non-whitespace-character-count="8691"/>
  </office:meta>
</office:document-meta>
</file>